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btu" svg:font-family="Ububtu"/>
    <style:font-face style:name="Ubuntu" svg:font-family="Ubuntu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style:font-name="Ubuntu" officeooo:rsid="00107f69" officeooo:paragraph-rsid="00107f69"/>
    </style:style>
    <style:style style:name="P2" style:family="paragraph" style:parent-style-name="Standard">
      <style:paragraph-properties fo:text-align="center" style:justify-single-word="false"/>
      <style:text-properties style:font-name="Ububtu" fo:font-size="18pt" officeooo:rsid="000d111c" officeooo:paragraph-rsid="000d111c" style:font-size-asian="15.75pt" style:font-size-complex="18pt"/>
    </style:style>
    <style:style style:name="P3" style:family="paragraph" style:parent-style-name="Standard">
      <style:paragraph-properties fo:text-align="start" style:justify-single-word="false"/>
      <style:text-properties style:font-name="Ububtu" fo:font-size="12pt" style:text-underline-style="solid" style:text-underline-width="auto" style:text-underline-color="font-color" officeooo:rsid="000d111c" officeooo:paragraph-rsid="000d111c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Ububtu" fo:font-size="12pt" style:text-underline-style="solid" style:text-underline-width="auto" style:text-underline-color="font-color" officeooo:rsid="000dbf1d" officeooo:paragraph-rsid="000dbf1d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Ububtu" fo:font-size="12pt" style:text-underline-style="solid" style:text-underline-width="auto" style:text-underline-color="font-color" officeooo:rsid="000fb9f9" officeooo:paragraph-rsid="000fb9f9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Ububtu" fo:font-size="12pt" style:text-underline-style="none" officeooo:rsid="000d111c" officeooo:paragraph-rsid="000d111c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Ububtu" fo:font-size="12pt" style:text-underline-style="none" fo:font-weight="normal" officeooo:rsid="000d3dc9" officeooo:paragraph-rsid="000d3dc9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Ububtu" fo:font-size="12pt" style:text-underline-style="none" fo:font-weight="bold" officeooo:rsid="000d111c" officeooo:paragraph-rsid="000d111c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Ububtu" fo:font-size="12pt" officeooo:rsid="000d111c" officeooo:paragraph-rsid="000d3dc9" style:font-size-asian="10.5p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Ububtu" fo:font-size="12pt" officeooo:rsid="000dbf1d" officeooo:paragraph-rsid="000dbf1d" style:font-size-asian="10.5pt" style:font-size-complex="12pt"/>
    </style:style>
    <style:style style:name="P11" style:family="paragraph" style:parent-style-name="Standard">
      <style:paragraph-properties fo:text-align="start" style:justify-single-word="false"/>
      <style:text-properties style:font-name="Ububtu" fo:font-size="12pt" officeooo:rsid="000fb9f9" officeooo:paragraph-rsid="000fb9f9" style:font-size-asian="10.5pt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Ububtu" fo:font-size="12pt" officeooo:rsid="0011b9f1" officeooo:paragraph-rsid="0011b9f1" style:font-size-asian="10.5pt" style:font-size-complex="12pt"/>
    </style:style>
    <style:style style:name="P13" style:family="paragraph" style:parent-style-name="Standard">
      <style:paragraph-properties fo:text-align="center" style:justify-single-word="false"/>
      <style:text-properties officeooo:rsid="000d111c" officeooo:paragraph-rsid="000d111c"/>
    </style:style>
    <style:style style:name="P14" style:family="paragraph" style:parent-style-name="Standard">
      <style:paragraph-properties fo:text-align="start" style:justify-single-word="false"/>
      <style:text-properties style:font-name="Ububtu" fo:font-size="12pt" officeooo:rsid="0011ebab" officeooo:paragraph-rsid="00107f69" style:font-size-asian="10.5pt" style:font-size-complex="12pt"/>
    </style:style>
    <style:style style:name="P15" style:family="paragraph" style:parent-style-name="Standard">
      <style:paragraph-properties fo:text-align="start" style:justify-single-word="false"/>
      <style:text-properties style:font-name="Ububtu" fo:font-size="12pt" style:text-underline-style="solid" style:text-underline-width="auto" style:text-underline-color="font-color" officeooo:rsid="0013b7a2" officeooo:paragraph-rsid="0013b7a2" style:font-size-asian="10.5pt" style:font-size-complex="12pt"/>
    </style:style>
    <style:style style:name="P16" style:family="paragraph" style:parent-style-name="Standard">
      <style:paragraph-properties fo:text-align="start" style:justify-single-word="false"/>
      <style:text-properties style:font-name="Ububtu" fo:font-size="12pt" style:text-underline-style="none" officeooo:rsid="0013b7a2" officeooo:paragraph-rsid="0013b7a2" style:font-size-asian="10.5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Ububtu" fo:font-size="20pt" style:font-size-asian="20pt" style:font-size-complex="20pt"/>
    </style:style>
    <style:style style:name="T3" style:family="text">
      <style:text-properties style:font-name="Ububtu" fo:font-size="20pt" officeooo:rsid="0010d81b" style:font-size-asian="20pt" style:font-size-complex="20pt"/>
    </style:style>
    <style:style style:name="T4" style:family="text">
      <style:text-properties officeooo:rsid="0011b9f1"/>
    </style:style>
    <style:style style:name="T5" style:family="text">
      <style:text-properties officeooo:rsid="0011ebab"/>
    </style:style>
    <style:style style:name="T6" style:family="text">
      <style:text-properties officeooo:rsid="0013b7a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2">UT2Problema</text:span><text:span text:style-name="T3">2</text:span></text:p>
      <text:p text:style-name="P2"/>
      <text:p text:style-name="P3">Estructuras de control empleadas <text:span text:style-name="T6">e implementación</text:span></text:p>
      <text:p text:style-name="P6"/>
      <text:p text:style-name="P6">Para este ejercicio he empleado las estructuras <text:span text:style-name="T1">if, else if y else</text:span></text:p>
      <text:p text:style-name="P8"/>
      <text:p text:style-name="P7">Mediante el uso de if y else he podido realizar el control de entrada para evitar que el usuario introduzca por error una valor menor de 0 <text:span text:style-name="T4">tanto en la altura como en el peso.</text:span></text:p>
      <text:p text:style-name="P7"/>
      <text:p text:style-name="P7">Usando if, else if y else, he determinado <text:span text:style-name="T4">cual es el valor de la variable “resultadoImc” empleando una serie de rango de datos.</text:span></text:p>
      <text:p text:style-name="P7"/>
      <text:p text:style-name="P7">Empleando de nuevo if y else muestro el mensaje final por pantalla con o sin el <text:span text:style-name="T4">mensaje de descompensado dependiendo de si la diferencia entre IMCs es superior a 1.</text:span></text:p>
      <text:p text:style-name="P7"/>
      <text:p text:style-name="P9"/>
      <text:p text:style-name="P4">Retos encontrados</text:p>
      <text:p text:style-name="P9"/>
      <text:p text:style-name="P12">Para realizar el control de entrada de datos de la altura y el peso al principio no sabía que orden de colocación seguir.</text:p>
      <text:p text:style-name="P9"/>
      <text:p text:style-name="P10">A la hora de mostrar <text:span text:style-name="T4">por pantalla el resultado final no supe bien como escribir el código para reflejar lo que se pedía.</text:span></text:p>
      <text:p text:style-name="P10"/>
      <text:p text:style-name="P10"/>
      <text:p text:style-name="P5">Resolución de retos hallados</text:p>
      <text:p text:style-name="P11"/>
      <text:p text:style-name="P11"><text:span text:style-name="T4">H</text:span>e realizado un diagrama de flujo en papel <text:span text:style-name="T4">para ver el orden de colocación de los if y los else en la entada de datos por teclado.</text:span></text:p>
      <text:p text:style-name="P11"/>
      <text:p text:style-name="P12">Para mostrar el mensaje se salida por pantalla, he hecho una combinación de “printf”<text:span text:style-name="T5">sin salto de línea</text:span> y “println” </text:p>
      <text:p text:style-name="P9"/>
      <text:p text:style-name="P9"/>
      <text:p text:style-name="P15">Sobre la fórmula del IMC</text:p>
      <text:p text:style-name="P16"/>
      <text:p text:style-name="P16">Viendo las diferencias entre las dos fórmulas he visto que la fórmula de oxford es algo más precisa que la tradicional.</text:p>
      <text:p text:style-name="P16">Al emplear mas datos nos proporciona una medida más exacta sobre nuestro IMC, que al contrastarla con la fórmula estándar nos puede ofrecer un dato de Imc más cerca del real.</text:p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btu" svg:font-family="Ububtu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End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Ubuntu" officeooo:rsid="00107f69" officeooo:paragraph-rsid="00107f6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Por: Antonio Gómez Pérez<text:tab/><text:tab/>1ºDAW</text:p>
      </style:footer>
    </style:master-page>
    <style:master-page style:name="Endnote" style:page-layout-name="Mpm2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0T19:35:36.715965848</meta:creation-date>
    <dc:date>2024-10-11T17:52:33.342279720</dc:date>
    <meta:editing-duration>PT44M44S</meta:editing-duration>
    <meta:editing-cycles>7</meta:editing-cycles>
    <meta:generator>LibreOffice/7.3.7.2$Linux_X86_64 LibreOffice_project/30$Build-2</meta:generator>
    <meta:document-statistic meta:table-count="0" meta:image-count="0" meta:object-count="0" meta:page-count="1" meta:paragraph-count="16" meta:word-count="267" meta:character-count="1471" meta:non-whitespace-character-count="1218"/>
  </office:meta>
</office:document-meta>
</file>